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Przed obliczem Pana</text:span><text:span text:style-name="T1"><text:line-break/></text:span><text:span text:style-name="T1">uniżmy się./ x2</text:span><text:span text:style-name="T1"><text:line-break/></text:span><text:span text:style-name="T1"><text:line-break/></text:span><text:span text:style-name="T1">ref. Pan sam wywyższy nas.</text:span><text:span text:style-name="T1"><text:line-break/></text:span><text:span text:style-name="T1">Jego jest ziemia i czas</text:span><text:span text:style-name="T1"><text:line-break/></text:span><text:span text:style-name="T1">Pan sam wywyższy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Wszystkie </text:span><text:span text:style-name="T1">swoje troski</text:span><text:span text:style-name="T1"><text:line-break/></text:span><text:span text:style-name="T1">oddajmy Mu.</text:span><text:span text:style-name="T1"><text:line-break/></text:span><text:span text:style-name="T1"><text:line-break/></text:span><text:span text:style-name="T1">ref. Pan sam wywyższy nas.</text:span><text:span text:style-name="T1"><text:line-break/></text:span><text:span text:style-name="T1">Jego jest ziemia i czas</text:span><text:span text:style-name="T1"><text:line-break/></text:span><text:span text:style-name="T1">Pan sam wywyższy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Z pokorą stań</text:span><text:span text:style-name="T1"><text:line-break/></text:span><text:span text:style-name="T1">przed Panem swym.</text:span><text:span text:style-name="T1"><text:line-break/></text:span><text:span text:style-name="T1"><text:line-break/></text:span><text:span text:style-name="T1">ref. A On powiedzie cię</text:span><text:span text:style-name="T1"><text:line-break/></text:span><text:span text:style-name="T1">dalej i dalej.</text:span><text:span text:style-name="T1"><text:line-break/></text:span><text:span text:style-name="T1">A On powiedzie cię</text:span><text:span text:style-name="T1"><text:line-break/></text:span><text:span text:style-name="T1">wyżej do Nieba</text:span><text:span text:style-name="T1"><text:line-break/></text:span><text:span text:style-name="T1">A On będzie z Tobą szed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8:26:26</meta:creation-date>
    <dc:creator>Rafał Talacha</dc:creator>
    <dc:date>2009-01-27T15:29:53</dc:date>
    <dc:language>pl-PL</dc:language>
    <meta:editing-cycles>5</meta:editing-cycles>
    <meta:editing-duration>PT3M27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